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Heading_20_1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style:font-name="Times New Roman"/>
    </style:style>
    <style:style style:name="T4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ubject>Mathematical treatise</text:subject>: <text:title>Fixed time-step issue</text:title></text:p>
      <text:p text:style-name="P3">Angular collision response have a dynamic contact time depending on distance to the torque axis.</text:p>
      <text:p text:style-name="Standard"/>
      <text:p text:style-name="Standard"><draw:frame draw:style-name="fr2" draw:name="Objekt1" text:anchor-type="paragraph" svg:x="0.067cm" svg:y="0cm" svg:width="8.594cm" svg:height="6.89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kt2" text:anchor-type="as-char" svg:y="-2.177cm" svg:width="7.915cm" svg:height="4.263cm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P6" text:outline-level="1">Objective</text:h>
      <text:p text:style-name="Standard"><text:span text:style-name="T3">Present a formula for the</text:span><text:span text:style-name="T3"><draw:frame draw:style-name="fr3" draw:name="Objekt3" text:anchor-type="as-char" svg:y="-0.377cm" svg:width="0.67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coefficient, that can be implemented into a 3D physics engine with fixed time periodicy.</text:span></text:p>
      <text:h text:style-name="P6" text:outline-level="1">Calculus</text:h>
      <text:p text:style-name="Standard"><text:span text:style-name="T3"><draw:frame draw:style-name="fr3" draw:name="Objekt4" text:anchor-type="as-char" svg:y="-0.683cm" svg:width="6.237cm" svg:height="1.12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 </text:span></text:p>
      <text:p text:style-name="Standard"><text:span text:style-name="T3"><draw:frame draw:style-name="fr3" draw:name="Objekt5" text:anchor-type="as-char" svg:y="-1.307cm" svg:width="10.64cm" svg:height="2.58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note text:id="ftn1" text:note-class="footnote"><text:note-citation>1</text:note-citation><text:note-body><text:p text:style-name="Standard"><text:s/>Converting angular momentum [kg*m^2/s] to angular velocity [radians/s] by Dan Andersson</text:p></text:note-body></text:note></text:span><text:span text:style-name="T3"> </text:span></text:p>
      <text:p text:style-name="P5"><draw:frame draw:style-name="fr3" draw:name="Objekt6" text:anchor-type="as-char" svg:y="-0.684cm" svg:width="14.388cm" svg:height="1.24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Ram1" text:anchor-type="paragraph" svg:x="0.122cm" svg:y="0.411cm" svg:width="2.771cm" draw:z-index="10"><draw:text-box fo:min-height="1.279cm"><text:p text:style-name="Frame_20_contents"><draw:frame draw:style-name="fr3" draw:name="Objekt12" text:anchor-type="as-char" svg:y="-0.683cm" svg:width="2.394cm" svg:height="1.185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</text:p></draw:text-box></draw:frame><text:span text:style-name="T3"/></text:p>
      <text:p text:style-name="Standard"><text:span text:style-name="T3"><draw:frame draw:style-name="fr3" draw:name="Objekt8" text:anchor-type="as-char" svg:y="-0.437cm" svg:width="2.902cm" svg:height="0.52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4">is known and</text:span><text:span text:style-name="T4"><draw:frame draw:style-name="fr3" draw:name="Objekt9" text:anchor-type="as-char" svg:y="-0.437cm" svg:width="0.93cm" svg:height="0.59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4">can be derived from those three.</text:span></text:p>
      <text:h text:style-name="P6" text:outline-level="1">Pseudo Code</text:h>
      <text:p text:style-name="Standard"><text:span text:style-name="T3">if ( |vecR| &gt; 1 ) <text:s/>vecDeltaH * = AngularImpactTimeCoefficient( <text:s/>vecR, vecDeltaW, vecDeltaH );</text:span></text:p>
      <text:h text:style-name="Heading_20_1" text:outline-level="1">Optimization</text:h>
      <text:p text:style-name="P5"><draw:frame draw:style-name="fr3" draw:name="Objekt10" text:anchor-type="as-char" svg:y="-0.437cm" svg:width="3.251cm" svg:height="0.593cm" draw:z-index="6"><draw:object xlink:href="./Object 10" xlink:type="simple" xlink:show="embed" xlink:actuate="onLoad"/><draw:image xlink:href="./ObjectReplacements/Object 10" xlink:type="simple" xlink:show="embed" xlink:actuate="onLoad"/><svg:desc>formel</svg:desc></draw:frame>can be a little bit encumbersome for a game engine. An approximative possibly good-enough alternative could be <draw:frame draw:style-name="fr3" draw:name="Objekt11" text:anchor-type="as-char" svg:y="-0.462cm" svg:width="2.484cm" svg:height="0.616cm" draw:z-index="7"><draw:object xlink:href="./Object 11" xlink:type="simple" xlink:show="embed" xlink:actuate="onLoad"/><draw:image xlink:href="./ObjectReplacements/Object 11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</style:header>
      <style:footer>
        <text:p text:style-name="MP2"><text:page-number text:select-page="current">1</text:page-number> -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Andersson</meta:initial-creator>
    <meta:creation-date>2014-01-26T15:52:40.61</meta:creation-date>
    <dc:date>2014-01-27T14:32:22.57</dc:date>
    <meta:editing-duration>PT14H44M44S</meta:editing-duration>
    <meta:editing-cycles>25</meta:editing-cycles>
    <meta:generator>OpenOffice/4.0.1$Win32 OpenOffice.org_project/401m5$Build-9714</meta:generator>
    <dc:title>Fixed time-step issue</dc:title>
    <dc:description>Angular collision response have a dynamic contact time depending on distance to the torque axis.</dc:description>
    <dc:subject>Mathematical treatise</dc:subject>
    <meta:document-statistic meta:table-count="0" meta:image-count="0" meta:object-count="11" meta:page-count="1" meta:paragraph-count="18" meta:word-count="103" meta:character-count="6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6666ff" draw:opacity="100%" draw:opacity-name="Transparency_20_1" draw:textarea-vertical-align="middle"/>
    </style:style>
    <style:style style:name="gr2" style:family="graphic" style:parent-style-name="standard">
      <style:graphic-properties draw:fill-color="#00ff00" draw:textarea-horizontal-align="justify" draw:textarea-vertical-align="top" draw:auto-grow-height="false"/>
    </style:style>
    <style:style style:name="gr3" style:family="graphic" style:parent-style-name="measure" style:list-style-name="L1">
      <style:graphic-properties draw:textarea-vertical-align="middle" draw:line-distance="1.3cm"/>
    </style:style>
    <style:style style:name="gr4" style:family="graphic" style:parent-style-name="measure" style:list-style-name="L1">
      <style:graphic-properties draw:textarea-vertical-align="middle" draw:line-distance="2.3cm"/>
    </style:style>
    <style:style style:name="gr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bottom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-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style:text-position="0% 100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1.677cm" svg:height="8.799cm" svg:x="1.41cm" svg:y="-2.102cm" svg:viewBox="0 0 11678 8800" svg:d="m0 8100c5288-1000 11678-8100 11678-8100v8800h-11678z">
          <svg:title>Elapsed collision time</svg:title>
          <text:p text:style-name="P1"><text:span text:style-name="T1">Δ</text:span><text:span text:style-name="T2">t</text:span><text:span text:style-name="T3">d</text:span></text:p>
        </draw:path>
        <draw:custom-shape draw:style-name="gr2" draw:text-style-name="P2" draw:layer="layout" svg:width="1.424cm" svg:height="6.048cm" svg:x="2.37cm" svg:y="0.3cm">
          <text:p text:style-name="P2">|w<text:span text:style-name="T4">r</text:span><text:span text:style-name="T5">|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423cm" svg:height="3.048cm" svg:x="5.931cm" svg:y="3.3cm">
          <text:p text:style-name="P2"><text:span text:style-name="T5">|w|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measure draw:style-name="gr3" draw:text-style-name="P4" draw:layer="measurelines" svg:x1="13.055cm" svg:y1="6.7cm" svg:x2="6.643cm" svg:y2="6.7cm">
          <text:p text:style-name="P4"><text:span text:style-name="T6"><text:a xlink:href=""/></text:span><text:span text:style-name="T6"><text:measure text:kind="gap"/></text:span><text:span text:style-name="T6">1</text:span><text:span text:style-name="T6"><text:measure text:kind="gap"/></text:span></text:p>
        </draw:measure>
        <draw:measure draw:style-name="gr4" draw:text-style-name="P4" draw:layer="measurelines" svg:x1="13.055cm" svg:y1="6.7cm" svg:x2="3.079cm" svg:y2="6.7cm">
          <text:p text:style-name="P4"><text:span text:style-name="T6"><text:a xlink:href=""/></text:span><text:span text:style-name="T6">r</text:span></text:p>
        </draw:measure>
        <draw:g>
          <draw:line draw:style-name="gr5" draw:text-style-name="P2" draw:layer="layout" svg:x1="1.3cm" svg:y1="6.7cm" svg:x2="13.231cm" svg:y2="6.7cm">
            <text:p/>
          </draw:line>
          <draw:g>
            <draw:custom-shape draw:style-name="gr6" draw:text-style-name="P2" draw:layer="layout" svg:width="2.494cm" svg:height="1.532cm" svg:x="11.806cm" svg:y="6.92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528cm" svg:height="0.579cm" svg:x="12.789cm" svg:y="6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2" draw:layer="layout" svg:width="2.494cm" svg:height="2.111cm" svg:x="11.806cm" svg:y="4.765cm">
          <text:p text:style-name="P2"><text:span text:style-name="T7">Δ</text:span>H</text:p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2" draw:layer="layout" svg:width="0.714cm" svg:height="1.935cm" svg:x="2.723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2cm" svg:height="1.935cm" svg:x="3.616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2cm" svg:height="1.935cm" svg:x="4.506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1.935cm" svg:x="5.396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1.935cm" svg:x="7.176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4cm" svg:height="1.935cm" svg:x="8.068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2cm" svg:height="1.935cm" svg:x="6.286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423cm" svg:height="0.9cm" svg:x="9.5cm" svg:y="5.44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1.935cm" svg:x="9.848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cm" svg:height="1.935cm" svg:x="10.739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712cm" svg:height="1.935cm" svg:x="8.957cm" svg:y="4.413cm">
          <text:p text:style-name="P2"><text:span text:style-name="T8">M</text:span><text:span text:style-name="T9">ΔH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1cm" svg:height="1.935cm" svg:x="1.834cm" svg:y="4.41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row>
          <mfenced open="∣" close="∣">
            <mover accent="true">
              <mi mathvariant="italic">Δw</mi>
              <mo stretchy="false">⃗</mo>
            </mover>
          </mfenced>
          <mo stretchy="false">/</mo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row>
      </mrow>
    </mrow>
    <annotation encoding="StarMath 5.0">alignl c_Δt
~=~ {alignc abs vec Δw / abs vec Δw_{vec r} }



</annotation>
  </semantics>
</math>
</file>

<file path=Object 11/content.xml><?xml version="1.0" encoding="utf-8"?>
<math xmlns="http://www.w3.org/1998/Math/MathML">
  <semantics>
    <mrow>
      <msub>
        <mi>c</mi>
        <mi mathvariant="italic">Δt</mi>
      </msub>
      <mrow>
        <mi/>
        <mo stretchy="false">∼</mo>
        <mi/>
      </mrow>
      <mrow>
        <mrow>
          <mn>1</mn>
          <mo stretchy="false">/</mo>
          <msup>
            <mrow>
              <mfenced open="∣" close="∣">
                <mover accent="true">
                  <mi>r</mi>
                  <mo stretchy="false">⃗</mo>
                </mover>
              </mfenced>
            </mrow>
            <mn>2</mn>
          </msup>
        </mrow>
      </mrow>
      <mtext>.</mtext>
    </mrow>
    <annotation encoding="StarMath 5.0">alignl c_Δt
~sim~ {alignc 1 / {abs vec r}^2 } "."



</annotation>
  </semantics>
</math>
</file>

<file path=Object 12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frac>
          <mfenced open="∣" close="∣">
            <mover accent="true">
              <mi mathvariant="italic">Δw</mi>
              <mo stretchy="false">⃗</mo>
            </mover>
          </mfenced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frac>
      </mrow>
    </mrow>
    <annotation encoding="StarMath 5.0">alignl c_Δt
~=~ {alignc abs vec Δw over abs vec Δw_{vec r} }



</annotation>
  </semantics>
</math>
</file>

<file path=Object 2/content.xml><?xml version="1.0" encoding="utf-8"?>
<math xmlns="http://www.w3.org/1998/Math/MathML">
  <semantics>
    <mrow>
      <mtable>
        <mtr>
          <mtd>
            <mrow>
              <mi mathvariant="italic">ΔH</mi>
              <mi mathvariant="normal">:</mi>
              <mtext>Angular momentum acceleration.</mtext>
            </mrow>
          </mtd>
        </mtr>
        <mtr>
          <mtd>
            <mrow>
              <mover accent="true">
                <mi>r</mi>
                <mo stretchy="false">⃗</mo>
              </mover>
              <mi mathvariant="normal">:</mi>
              <mtext>Offset to point of contact.</mtext>
            </mrow>
          </mtd>
        </mtr>
        <mtr>
          <mtd>
            <mrow>
              <msub>
                <mi>M</mi>
                <mi mathvariant="italic">ΔH</mi>
              </msub>
              <mi mathvariant="normal">:</mi>
              <mtext>Particle momentum.</mtext>
            </mrow>
          </mtd>
        </mtr>
        <mtr>
          <mtd>
            <mrow>
              <mover accent="true">
                <mi>w</mi>
                <mo stretchy="false">⃗</mo>
              </mover>
              <mtext>&amp;</mtext>
              <mover accent="true">
                <msub>
                  <mi>w</mi>
                  <mrow>
                    <mover accent="true">
                      <mi>r</mi>
                      <mo stretchy="false">⃗</mo>
                    </mover>
                  </mrow>
                </msub>
                <mo stretchy="false">⃗</mo>
              </mover>
              <mi mathvariant="normal">:</mi>
              <mtext>Angular velocity.</mtext>
            </mrow>
          </mtd>
        </mtr>
        <mtr>
          <mtd>
            <mrow>
              <mi mathvariant="italic">Δs</mi>
              <mi mathvariant="normal">:</mi>
              <mtext>Collision contact stretch, relative to</mtext>
              <msub>
                <mi>M</mi>
                <mi mathvariant="italic">ΔH</mi>
              </msub>
              <mtext>.</mtext>
            </mrow>
          </mtd>
        </mtr>
        <mtr>
          <mtd>
            <mrow>
              <msub>
                <mi mathvariant="italic">Δt</mi>
                <mi>f</mi>
              </msub>
              <mi mathvariant="normal">:</mi>
              <mtext>Fixed time periodicy of simulation.</mtext>
            </mrow>
          </mtd>
        </mtr>
        <mtr>
          <mtd>
            <mrow>
              <msub>
                <mi mathvariant="italic">Δt</mi>
                <mi>d</mi>
              </msub>
              <mrow>
                <mo stretchy="false">(</mo>
                <mrow>
                  <mover accent="true">
                    <mi>r</mi>
                    <mo stretchy="false">⃗</mo>
                  </mover>
                </mrow>
                <mo stretchy="false">)</mo>
              </mrow>
              <mi mathvariant="normal">:</mi>
              <mtext>Real contact duration time.</mtext>
            </mrow>
          </mtd>
        </mtr>
        <mtr>
          <mtd>
            <mrow>
              <mrow>
                <msub>
                  <mi>c</mi>
                  <mi mathvariant="italic">Δt</mi>
                </msub>
                <mo stretchy="false">=</mo>
                <mrow>
                  <msub>
                    <mi mathvariant="italic">Δt</mi>
                    <mi>d</mi>
                  </msub>
                  <mo stretchy="false">/</mo>
                  <msub>
                    <mi mathvariant="italic">Δt</mi>
                    <mi>f</mi>
                  </msub>
                </mrow>
              </mrow>
              <mi mathvariant="normal">:</mi>
              <mtext>Regulating time coefficient.</mtext>
            </mrow>
          </mtd>
        </mtr>
      </mtable>
    </mrow>
    <annotation encoding="StarMath 5.0">alignl stack
{ ΔH : "Angular momentum acceleration."
# vec r : "Offset to point of contact."
# M_ΔH : "Particle momentum."
# vec w "&amp;" vec w_{vec r}: "Angular velocity."
# Δs : "Collision contact stretch, relative to" M_ΔH "."
# Δt_f : "Fixed time periodicy of simulation."
# Δt_d(vec r) : "Real contact duration time."
# c_Δt = Δt_d / Δt_f : "Regulating time coefficient."
} </annotation>
  </semantics>
</math>
</file>

<file path=Object 3/content.xml><?xml version="1.0" encoding="utf-8"?>
<math xmlns="http://www.w3.org/1998/Math/MathML">
  <semantics>
    <mrow>
      <msub>
        <mi>c</mi>
        <mi mathvariant="italic">Δt</mi>
      </msub>
    </mrow>
    <annotation encoding="StarMath 5.0">c_Δt</annotation>
  </semantics>
</math>
</file>

<file path=Object 4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frac>
          <mrow>
            <msub>
              <mi mathvariant="italic">Δt</mi>
              <mi>d</mi>
            </msub>
            <mrow>
              <mo stretchy="false">(</mo>
              <mrow>
                <mover accent="true">
                  <mi>r</mi>
                  <mo stretchy="false">⃗</mo>
                </mover>
              </mrow>
              <mo stretchy="false">)</mo>
            </mrow>
          </mrow>
          <msub>
            <mi mathvariant="italic">Δt</mi>
            <mi>f</mi>
          </msub>
        </mfrac>
      </mrow>
      <mi/>
      <mi>,</mi>
      <mi/>
      <msub>
        <mi mathvariant="italic">Δt</mi>
        <mi>f</mi>
      </msub>
      <mtext>is a constant.</mtext>
    </mrow>
    <annotation encoding="StarMath 5.0">alignl c_Δt ~=~ { alignc {Δt_d( vec r )} over Δt_f } `,~~ Δt_f "is a constant."

</annotation>
  </semantics>
</math>
</file>

<file path=Object 5/content.xml><?xml version="1.0" encoding="utf-8"?>
<math xmlns="http://www.w3.org/1998/Math/MathML">
  <semantics>
    <mrow>
      <mtable>
        <mtr>
          <mtd>
            <mrow>
              <mover accent="true">
                <msub>
                  <mi>w</mi>
                  <mrow>
                    <mover accent="true">
                      <mi>r</mi>
                      <mo stretchy="false">⃗</mo>
                    </mover>
                  </mrow>
                </msub>
                <mo stretchy="false">⃗</mo>
              </mover>
              <mrow>
                <mi/>
                <mo stretchy="false">=</mo>
                <mi/>
              </mrow>
              <mfenced open="(" close=")">
                <mrow>
                  <mtable>
                    <mtr>
                      <mtd>
                        <mrow>
                          <msubsup>
                            <mi>H</mi>
                            <mi>x</mi>
                            <mi>,</mi>
                          </msubsup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xx</mi>
                            </msub>
                          </mfrac>
                          <mi>,</mi>
                        </mrow>
                      </mtd>
                      <mtd>
                        <mrow>
                          <msubsup>
                            <mi>H</mi>
                            <mi>y</mi>
                            <mi>,</mi>
                          </msubsup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yy</mi>
                            </msub>
                          </mfrac>
                          <mi>,</mi>
                        </mrow>
                      </mtd>
                      <mtd>
                        <mrow>
                          <msubsup>
                            <mi>H</mi>
                            <mi>z</mi>
                            <mi>,</mi>
                          </msubsup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zz</mi>
                            </msub>
                          </mfrac>
                        </mrow>
                      </mtd>
                    </mtr>
                  </mtable>
                </mrow>
              </mfenced>
            </mrow>
          </mtd>
        </mtr>
        <mtr>
          <mtd>
            <mrow>
              <mover accent="true">
                <mi>w</mi>
                <mo stretchy="false">⃗</mo>
              </mover>
              <mrow>
                <mi/>
                <mo stretchy="false">=</mo>
                <mi/>
              </mrow>
              <mfenced open="(" close=")">
                <mrow>
                  <mtable>
                    <mtr>
                      <mtd>
                        <mrow>
                          <msubsup>
                            <mi>H</mi>
                            <mi>x</mi>
                            <mi>,</mi>
                          </msubsup>
                          <mfrac>
                            <mn>1</mn>
                            <msub>
                              <mi>I</mi>
                              <mi mathvariant="italic">Sxx</mi>
                            </msub>
                          </mfrac>
                          <mi>,</mi>
                        </mrow>
                      </mtd>
                      <mtd>
                        <mrow>
                          <msubsup>
                            <mi>H</mi>
                            <mi>y</mi>
                            <mi>,</mi>
                          </msubsup>
                          <mfrac>
                            <mn>1</mn>
                            <msub>
                              <mi>I</mi>
                              <mi mathvariant="italic">Syy</mi>
                            </msub>
                          </mfrac>
                          <mi>,</mi>
                        </mrow>
                      </mtd>
                      <mtd>
                        <mrow>
                          <msubsup>
                            <mi>H</mi>
                            <mi>z</mi>
                            <mi>,</mi>
                          </msubsup>
                          <mfrac>
                            <mn>1</mn>
                            <msub>
                              <mi>I</mi>
                              <mi mathvariant="italic">Szz</mi>
                            </msub>
                          </mfrac>
                        </mrow>
                      </mtd>
                    </mtr>
                  </mtable>
                </mrow>
              </mfenced>
            </mrow>
          </mtd>
        </mtr>
      </mtable>
    </mrow>
    <annotation encoding="StarMath 5.0">alignl stack
{ vec w_{vec r}
  ~=~ left ( alignc matrix
  { H_x^, {(r_y^,)^2 + (r_z^,)^2} over I_Sxx ,
  # H_y^, {(r_x^,)^2 + (r_z^,)^2} over I_Syy ,
  # H_z^, {(r_x^,)^2 + (r_y^,)^2} over I_Szz
  } right )
# vec w
  ~=~ left ( alignc matrix
  { H_x^, 1 over I_Sxx ,
  # H_y^, 1 over I_Syy ,
  # H_z^, 1 over I_Szz
  } right )
}


</annotation>
  </semantics>
</math>
</file>

<file path=Object 6/content.xml><?xml version="1.0" encoding="utf-8"?>
<math xmlns="http://www.w3.org/1998/Math/MathML">
  <semantics>
    <mrow>
      <mtable>
        <mtr>
          <mtd>
            <mrow>
              <mi mathvariant="italic">Δs</mi>
              <mrow>
                <mi/>
                <mo stretchy="false">=</mo>
                <mi/>
              </mrow>
              <msub>
                <mi mathvariant="italic">Δt</mi>
                <mi>d</mi>
              </msub>
              <mrow>
                <mrow>
                  <mo stretchy="false">(</mo>
                  <mrow>
                    <mover accent="true">
                      <mi>r</mi>
                      <mo stretchy="false">⃗</mo>
                    </mover>
                  </mrow>
                  <mo stretchy="false">)</mo>
                </mrow>
                <mo stretchy="false">∗</mo>
                <mfenced open="∣" close="∣">
                  <mover accent="true">
                    <msub>
                      <mi mathvariant="italic">Δw</mi>
                      <mrow>
                        <mover accent="true">
                          <mi>r</mi>
                          <mo stretchy="false">⃗</mo>
                        </mover>
                      </mrow>
                    </msub>
                    <mo stretchy="false">⃗</mo>
                  </mover>
                </mfenced>
              </mrow>
            </mrow>
          </mtd>
        </mtr>
        <mtr>
          <mtd>
            <mrow>
              <mi mathvariant="italic">Δs</mi>
              <mrow>
                <mi/>
                <mo stretchy="false">=</mo>
                <mi/>
              </mrow>
              <mrow>
                <msub>
                  <mi mathvariant="italic">Δt</mi>
                  <mi>f</mi>
                </msub>
                <mo stretchy="false">∗</mo>
                <mfenced open="∣" close="∣">
                  <mover accent="true">
                    <mi mathvariant="italic">Δw</mi>
                    <mo stretchy="false">⃗</mo>
                  </mover>
                </mfenced>
              </mrow>
            </mrow>
          </mtd>
        </mtr>
      </mtable>
      <mi/>
      <mo stretchy="false">→</mo>
      <mi/>
      <msub>
        <mi mathvariant="italic">Δt</mi>
        <mi>d</mi>
      </msub>
      <mrow>
        <mrow>
          <mo stretchy="false">(</mo>
          <mrow>
            <mover accent="true">
              <mi>r</mi>
              <mo stretchy="false">⃗</mo>
            </mover>
          </mrow>
          <mo stretchy="false">)</mo>
        </mrow>
        <mo stretchy="false">∗</mo>
        <mfenced open="∣" close="∣">
          <mover accent="true">
            <msub>
              <mi mathvariant="italic">Δw</mi>
              <mrow>
                <mover accent="true">
                  <mi>r</mi>
                  <mo stretchy="false">⃗</mo>
                </mover>
              </mrow>
            </msub>
            <mo stretchy="false">⃗</mo>
          </mover>
        </mfenced>
      </mrow>
      <mrow>
        <mi/>
        <mo stretchy="false">=</mo>
        <mi/>
      </mrow>
      <mrow>
        <msub>
          <mi mathvariant="italic">Δt</mi>
          <mi>f</mi>
        </msub>
        <mo stretchy="false">∗</mo>
        <mfenced open="∣" close="∣">
          <mover accent="true">
            <mi mathvariant="italic">Δw</mi>
            <mo stretchy="false">⃗</mo>
          </mover>
        </mfenced>
      </mrow>
      <mi/>
      <mo stretchy="false">→</mo>
      <mi/>
      <mrow>
        <mfrac>
          <mrow>
            <msub>
              <mi mathvariant="italic">Δt</mi>
              <mi>d</mi>
            </msub>
            <mrow>
              <mo stretchy="false">(</mo>
              <mrow>
                <mover accent="true">
                  <mi>r</mi>
                  <mo stretchy="false">⃗</mo>
                </mover>
              </mrow>
              <mo stretchy="false">)</mo>
            </mrow>
          </mrow>
          <msub>
            <mi mathvariant="italic">Δt</mi>
            <mi>f</mi>
          </msub>
        </mfrac>
      </mrow>
      <mrow>
        <mi/>
        <mo stretchy="false">=</mo>
        <mi/>
      </mrow>
      <mrow>
        <mfrac>
          <mfenced open="∣" close="∣">
            <mover accent="true">
              <mi mathvariant="italic">Δw</mi>
              <mo stretchy="false">⃗</mo>
            </mover>
          </mfenced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frac>
      </mrow>
      <mrow>
        <mi/>
        <mo stretchy="false">=</mo>
        <mi/>
      </mrow>
      <msub>
        <mi>c</mi>
        <mi mathvariant="italic">Δt</mi>
      </msub>
    </mrow>
    <annotation encoding="StarMath 5.0">alignl stack
{ Δs ~=~ Δt_d( vec r ) * abs vec Δw_{vec r}
# Δs ~=~ Δt_f * abs vec Δw
}
~rightarrow~
Δt_d( vec r ) * abs vec Δw_{vec r} ~=~ Δt_f * abs vec Δw
~rightarrow~
{alignc {Δt_d( vec r )} over Δt_f }
~=~ {alignc abs vec Δw over abs vec Δw_{vec r}} ~=~ c_Δt</annotation>
  </semantics>
</math>
</file>

<file path=Object 8/content.xml><?xml version="1.0" encoding="utf-8"?>
<math xmlns="http://www.w3.org/1998/Math/MathML">
  <semantics>
    <mrow>
      <mover accent="true">
        <mi>r</mi>
        <mo stretchy="false">⃗</mo>
      </mover>
      <mtext>, </mtext>
      <mover accent="true">
        <mi mathvariant="italic">Δw</mi>
        <mo stretchy="false">⃗</mo>
      </mover>
      <mtext> and </mtext>
      <mover accent="true">
        <mi mathvariant="italic">ΔH</mi>
        <mo stretchy="false">⃗</mo>
      </mover>
    </mrow>
    <annotation encoding="StarMath 5.0">alignl vec r ", " vec Δw " and " vec ΔH


</annotation>
  </semantics>
</math>
</file>

<file path=Object 9/content.xml><?xml version="1.0" encoding="utf-8"?>
<math xmlns="http://www.w3.org/1998/Math/MathML">
  <semantics>
    <mrow>
      <mover accent="true">
        <msub>
          <mi mathvariant="italic">Δw</mi>
          <mrow>
            <mover accent="true">
              <mi>r</mi>
              <mo stretchy="false">⃗</mo>
            </mover>
          </mrow>
        </msub>
        <mo stretchy="false">⃗</mo>
      </mover>
    </mrow>
    <annotation encoding="StarMath 5.0">alignl vec Δw_{vec r}


</annotation>
  </semantics>
</math>
</file>